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e98" officeooo:paragraph-rsid="001afe98"/>
    </style:style>
    <style:style style:name="P2" style:family="paragraph" style:parent-style-name="Standard">
      <style:text-properties officeooo:rsid="001f3373" officeooo:paragraph-rsid="001f3373"/>
    </style:style>
    <style:style style:name="P3" style:family="paragraph" style:parent-style-name="Standard">
      <style:text-properties officeooo:rsid="0020257c" officeooo:paragraph-rsid="0020257c"/>
    </style:style>
    <style:style style:name="P4" style:family="paragraph" style:parent-style-name="Standard">
      <style:text-properties officeooo:rsid="0020481c" officeooo:paragraph-rsid="0020481c"/>
    </style:style>
    <style:style style:name="P5" style:family="paragraph" style:parent-style-name="Standard">
      <style:text-properties officeooo:rsid="0020481c" officeooo:paragraph-rsid="0024fde3"/>
    </style:style>
    <style:style style:name="P6" style:family="paragraph" style:parent-style-name="Standard">
      <style:text-properties officeooo:rsid="0024fde3" officeooo:paragraph-rsid="0024fde3"/>
    </style:style>
    <style:style style:name="P7" style:family="paragraph" style:parent-style-name="Standard">
      <style:text-properties officeooo:paragraph-rsid="0024fde3"/>
    </style:style>
    <style:style style:name="P8" style:family="paragraph" style:parent-style-name="Standard">
      <style:text-properties officeooo:rsid="002b99d0" officeooo:paragraph-rsid="002b99d0"/>
    </style:style>
    <style:style style:name="P9" style:family="paragraph" style:parent-style-name="Standard">
      <style:text-properties officeooo:rsid="00327025" officeooo:paragraph-rsid="00327025"/>
    </style:style>
    <style:style style:name="P10" style:family="paragraph" style:parent-style-name="Standard">
      <style:text-properties officeooo:rsid="0038ea28" officeooo:paragraph-rsid="0038ea28"/>
    </style:style>
    <style:style style:name="P11" style:family="paragraph" style:parent-style-name="Standard">
      <style:text-properties officeooo:rsid="003f0950" officeooo:paragraph-rsid="003f0950"/>
    </style:style>
    <style:style style:name="P12" style:family="paragraph" style:parent-style-name="Standard">
      <style:text-properties officeooo:rsid="00444b0a" officeooo:paragraph-rsid="00444b0a"/>
    </style:style>
    <style:style style:name="P13" style:family="paragraph" style:parent-style-name="Standard">
      <style:text-properties officeooo:rsid="00444b0a" officeooo:paragraph-rsid="004995be"/>
    </style:style>
    <style:style style:name="P14" style:family="paragraph" style:parent-style-name="Standard">
      <style:text-properties officeooo:rsid="004b6008" officeooo:paragraph-rsid="004b6008"/>
    </style:style>
    <style:style style:name="P15" style:family="paragraph" style:parent-style-name="Standard">
      <style:text-properties officeooo:rsid="005002c4" officeooo:paragraph-rsid="005002c4"/>
    </style:style>
    <style:style style:name="P16" style:family="paragraph" style:parent-style-name="Standard">
      <style:text-properties officeooo:rsid="0051db03" officeooo:paragraph-rsid="0051db03"/>
    </style:style>
    <style:style style:name="P17" style:family="paragraph" style:parent-style-name="Standard">
      <style:text-properties officeooo:rsid="005784dd" officeooo:paragraph-rsid="005784dd"/>
    </style:style>
    <style:style style:name="P18" style:family="paragraph" style:parent-style-name="Standard">
      <style:text-properties officeooo:rsid="00628136" officeooo:paragraph-rsid="00628136"/>
    </style:style>
    <style:style style:name="P19" style:family="paragraph" style:parent-style-name="Standard">
      <style:text-properties officeooo:rsid="006476ab" officeooo:paragraph-rsid="006476ab"/>
    </style:style>
    <style:style style:name="P20" style:family="paragraph" style:parent-style-name="Standard">
      <style:text-properties officeooo:rsid="006476ab" officeooo:paragraph-rsid="0069a672"/>
    </style:style>
    <style:style style:name="P21" style:family="paragraph" style:parent-style-name="Standard">
      <style:text-properties officeooo:rsid="006476ab" officeooo:paragraph-rsid="0069b1aa"/>
    </style:style>
    <style:style style:name="P22" style:family="paragraph" style:parent-style-name="Standard">
      <style:text-properties officeooo:rsid="0069a672" officeooo:paragraph-rsid="0069b1aa"/>
    </style:style>
    <style:style style:name="P23" style:family="paragraph" style:parent-style-name="Standard">
      <style:text-properties officeooo:rsid="006ad3bc" officeooo:paragraph-rsid="006ad3bc"/>
    </style:style>
    <style:style style:name="P24" style:family="paragraph" style:parent-style-name="Standard">
      <style:text-properties officeooo:rsid="006ad3bc" officeooo:paragraph-rsid="008de443"/>
    </style:style>
    <style:style style:name="P25" style:family="paragraph" style:parent-style-name="Standard">
      <style:text-properties officeooo:paragraph-rsid="006ad3bc"/>
    </style:style>
    <style:style style:name="P26" style:family="paragraph" style:parent-style-name="Standard">
      <style:text-properties officeooo:rsid="007a3c52" officeooo:paragraph-rsid="007a3c52"/>
    </style:style>
    <style:style style:name="P27" style:family="paragraph" style:parent-style-name="Standard">
      <style:text-properties officeooo:paragraph-rsid="008f40b4"/>
    </style:style>
    <style:style style:name="P28" style:family="paragraph" style:parent-style-name="Standard">
      <style:text-properties officeooo:rsid="008df152" officeooo:paragraph-rsid="008f40b4"/>
    </style:style>
    <style:style style:name="P29" style:family="paragraph" style:parent-style-name="Standard">
      <style:text-properties fo:color="#72737a" loext:opacity="100%" style:font-name="JetBrains Mono" fo:font-size="12pt" fo:font-style="normal" fo:font-weight="normal" officeooo:paragraph-rsid="006ad3bc" style:font-size-asian="12pt" style:font-style-asian="normal" style:font-weight-asian="normal"/>
    </style:style>
    <style:style style:name="P30" style:family="paragraph" style:parent-style-name="Standard">
      <style:text-properties officeooo:rsid="00923a55" officeooo:paragraph-rsid="00923a55"/>
    </style:style>
    <style:style style:name="P31" style:family="paragraph" style:parent-style-name="Standard">
      <style:text-properties officeooo:rsid="009a4cb5" officeooo:paragraph-rsid="009a4cb5"/>
    </style:style>
    <style:style style:name="P32" style:family="paragraph" style:parent-style-name="Standard">
      <style:text-properties officeooo:rsid="00a166a3" officeooo:paragraph-rsid="00a166a3"/>
    </style:style>
    <style:style style:name="P33" style:family="paragraph" style:parent-style-name="Standard">
      <style:text-properties officeooo:rsid="00a5c871" officeooo:paragraph-rsid="00a5c871"/>
    </style:style>
    <style:style style:name="P34" style:family="paragraph" style:parent-style-name="Standard">
      <style:text-properties officeooo:paragraph-rsid="00a5c871"/>
    </style:style>
    <style:style style:name="P35" style:family="paragraph" style:parent-style-name="Standard">
      <style:text-properties officeooo:rsid="00b194b7" officeooo:paragraph-rsid="00b194b7"/>
    </style:style>
    <style:style style:name="P36" style:family="paragraph" style:parent-style-name="Standard">
      <style:text-properties officeooo:rsid="00b4964c" officeooo:paragraph-rsid="00b4964c"/>
    </style:style>
    <style:style style:name="P37" style:family="paragraph" style:parent-style-name="Standard">
      <style:text-properties officeooo:rsid="00bd32b1" officeooo:paragraph-rsid="00bd32b1"/>
    </style:style>
    <style:style style:name="P38" style:family="paragraph" style:parent-style-name="Standard">
      <style:text-properties officeooo:rsid="00c07964" officeooo:paragraph-rsid="00c07964"/>
    </style:style>
    <style:style style:name="P39" style:family="paragraph" style:parent-style-name="Standard">
      <style:text-properties officeooo:rsid="00c1bb91" officeooo:paragraph-rsid="00c07964"/>
    </style:style>
    <style:style style:name="P40" style:family="paragraph" style:parent-style-name="Standard">
      <style:text-properties officeooo:rsid="00c6ad6f" officeooo:paragraph-rsid="00c6ad6f"/>
    </style:style>
    <style:style style:name="P41" style:family="paragraph" style:parent-style-name="Standard">
      <style:text-properties officeooo:rsid="00c6ad6f" officeooo:paragraph-rsid="00d00409"/>
    </style:style>
    <style:style style:name="P42" style:family="paragraph" style:parent-style-name="Standard">
      <style:text-properties officeooo:rsid="00c1bb91" officeooo:paragraph-rsid="00c07964"/>
    </style:style>
    <style:style style:name="T1" style:family="text">
      <style:text-properties officeooo:rsid="001afe98"/>
    </style:style>
    <style:style style:name="T2" style:family="text">
      <style:text-properties officeooo:rsid="001c40fb"/>
    </style:style>
    <style:style style:name="T3" style:family="text">
      <style:text-properties officeooo:rsid="001ccd69"/>
    </style:style>
    <style:style style:name="T4" style:family="text">
      <style:text-properties officeooo:rsid="001ea9fd"/>
    </style:style>
    <style:style style:name="T5" style:family="text">
      <style:text-properties officeooo:rsid="002126ce"/>
    </style:style>
    <style:style style:name="T6" style:family="text">
      <style:text-properties officeooo:rsid="0021f658"/>
    </style:style>
    <style:style style:name="T7" style:family="text">
      <style:text-properties officeooo:rsid="0023aba8"/>
    </style:style>
    <style:style style:name="T8" style:family="text">
      <style:text-properties officeooo:rsid="002623a5"/>
    </style:style>
    <style:style style:name="T9" style:family="text">
      <style:text-properties officeooo:rsid="0024fde3"/>
    </style:style>
    <style:style style:name="T10" style:family="text">
      <style:text-properties officeooo:rsid="00272096"/>
    </style:style>
    <style:style style:name="T11" style:family="text">
      <style:text-properties officeooo:rsid="002863c1"/>
    </style:style>
    <style:style style:name="T12" style:family="text">
      <style:text-properties officeooo:rsid="002f0650"/>
    </style:style>
    <style:style style:name="T13" style:family="text">
      <style:text-properties officeooo:rsid="002f9921"/>
    </style:style>
    <style:style style:name="T14" style:family="text">
      <style:text-properties officeooo:rsid="0032bfe8"/>
    </style:style>
    <style:style style:name="T15" style:family="text">
      <style:text-properties officeooo:rsid="0033cc2e"/>
    </style:style>
    <style:style style:name="T16" style:family="text">
      <style:text-properties officeooo:rsid="00350bb3"/>
    </style:style>
    <style:style style:name="T17" style:family="text">
      <style:text-properties officeooo:rsid="00379bf6"/>
    </style:style>
    <style:style style:name="T18" style:family="text">
      <style:text-properties officeooo:rsid="003a033a"/>
    </style:style>
    <style:style style:name="T19" style:family="text">
      <style:text-properties officeooo:rsid="003af144"/>
    </style:style>
    <style:style style:name="T20" style:family="text">
      <style:text-properties officeooo:rsid="003b6692"/>
    </style:style>
    <style:style style:name="T21" style:family="text">
      <style:text-properties officeooo:rsid="003c52c2"/>
    </style:style>
    <style:style style:name="T22" style:family="text">
      <style:text-properties officeooo:rsid="003d20cb"/>
    </style:style>
    <style:style style:name="T23" style:family="text">
      <style:text-properties officeooo:rsid="003dfc28"/>
    </style:style>
    <style:style style:name="T24" style:family="text">
      <style:text-properties officeooo:rsid="003ec9dc"/>
    </style:style>
    <style:style style:name="T25" style:family="text">
      <style:text-properties officeooo:rsid="00405ff5"/>
    </style:style>
    <style:style style:name="T26" style:family="text">
      <style:text-properties officeooo:rsid="0042d08b"/>
    </style:style>
    <style:style style:name="T27" style:family="text">
      <style:text-properties officeooo:rsid="00438806"/>
    </style:style>
    <style:style style:name="T28" style:family="text">
      <style:text-properties officeooo:rsid="0046c72a"/>
    </style:style>
    <style:style style:name="T29" style:family="text">
      <style:text-properties officeooo:rsid="00167fa6"/>
    </style:style>
    <style:style style:name="T30" style:family="text">
      <style:text-properties officeooo:rsid="0016d733"/>
    </style:style>
    <style:style style:name="T31" style:family="text">
      <style:text-properties officeooo:rsid="004995be"/>
    </style:style>
    <style:style style:name="T32" style:family="text">
      <style:text-properties officeooo:rsid="004ac467"/>
    </style:style>
    <style:style style:name="T33" style:family="text">
      <style:text-properties officeooo:rsid="004d234c"/>
    </style:style>
    <style:style style:name="T34" style:family="text">
      <style:text-properties officeooo:rsid="0051ae1b"/>
    </style:style>
    <style:style style:name="T35" style:family="text">
      <style:text-properties officeooo:rsid="00534542"/>
    </style:style>
    <style:style style:name="T36" style:family="text">
      <style:text-properties officeooo:rsid="00553170"/>
    </style:style>
    <style:style style:name="T37" style:family="text">
      <style:text-properties officeooo:rsid="0056e3fc"/>
    </style:style>
    <style:style style:name="T38" style:family="text">
      <style:text-properties officeooo:rsid="005704ca"/>
    </style:style>
    <style:style style:name="T39" style:family="text">
      <style:text-properties officeooo:rsid="0057802a"/>
    </style:style>
    <style:style style:name="T40" style:family="text">
      <style:text-properties officeooo:rsid="00593b9f"/>
    </style:style>
    <style:style style:name="T41" style:family="text">
      <style:text-properties officeooo:rsid="005a26ac"/>
    </style:style>
    <style:style style:name="T42" style:family="text">
      <style:text-properties officeooo:rsid="005bb5f5"/>
    </style:style>
    <style:style style:name="T43" style:family="text">
      <style:text-properties officeooo:rsid="005e1d1e"/>
    </style:style>
    <style:style style:name="T44" style:family="text">
      <style:text-properties officeooo:rsid="0060059c"/>
    </style:style>
    <style:style style:name="T45" style:family="text">
      <style:text-properties officeooo:rsid="006498d4"/>
    </style:style>
    <style:style style:name="T46" style:family="text">
      <style:text-properties officeooo:rsid="00658761"/>
    </style:style>
    <style:style style:name="T47" style:family="text">
      <style:text-properties officeooo:rsid="0065e4ce"/>
    </style:style>
    <style:style style:name="T48" style:family="text">
      <style:text-properties officeooo:rsid="00675c05"/>
    </style:style>
    <style:style style:name="T49" style:family="text">
      <style:text-properties officeooo:rsid="006882e7"/>
    </style:style>
    <style:style style:name="T50" style:family="text">
      <style:text-properties officeooo:rsid="0069b1aa"/>
    </style:style>
    <style:style style:name="T51" style:family="text">
      <style:text-properties officeooo:rsid="006ad3bc"/>
    </style:style>
    <style:style style:name="T52" style:family="text">
      <style:text-properties officeooo:rsid="006ba2ba"/>
    </style:style>
    <style:style style:name="T53" style:family="text">
      <style:text-properties officeooo:rsid="006c0912"/>
    </style:style>
    <style:style style:name="T54" style:family="text">
      <style:text-properties officeooo:rsid="006efb49"/>
    </style:style>
    <style:style style:name="T55" style:family="text">
      <style:text-properties officeooo:rsid="0070bccf"/>
    </style:style>
    <style:style style:name="T56" style:family="text">
      <style:text-properties officeooo:rsid="0071e93d"/>
    </style:style>
    <style:style style:name="T57" style:family="text">
      <style:text-properties officeooo:rsid="007306a0"/>
    </style:style>
    <style:style style:name="T58" style:family="text">
      <style:text-properties officeooo:rsid="00743240"/>
    </style:style>
    <style:style style:name="T59" style:family="text">
      <style:text-properties officeooo:rsid="007de04b"/>
    </style:style>
    <style:style style:name="T60" style:family="text">
      <style:text-properties officeooo:rsid="007ed852"/>
    </style:style>
    <style:style style:name="T61" style:family="text">
      <style:text-properties officeooo:rsid="0083d55b"/>
    </style:style>
    <style:style style:name="T62" style:family="text">
      <style:text-properties officeooo:rsid="0083ed4b"/>
    </style:style>
    <style:style style:name="T63" style:family="text">
      <style:text-properties officeooo:rsid="0084ec26"/>
    </style:style>
    <style:style style:name="T64" style:family="text">
      <style:text-properties officeooo:rsid="00867786"/>
    </style:style>
    <style:style style:name="T65" style:family="text">
      <style:text-properties officeooo:rsid="008843d0"/>
    </style:style>
    <style:style style:name="T66" style:family="text">
      <style:text-properties officeooo:rsid="0089182e"/>
    </style:style>
    <style:style style:name="T67" style:family="text">
      <style:text-properties officeooo:rsid="008af056"/>
    </style:style>
    <style:style style:name="T68" style:family="text">
      <style:text-properties officeooo:rsid="008c1acb"/>
    </style:style>
    <style:style style:name="T69" style:family="text">
      <style:text-properties officeooo:rsid="008c69b3"/>
    </style:style>
    <style:style style:name="T70" style:family="text">
      <style:text-properties officeooo:rsid="008d3a42"/>
    </style:style>
    <style:style style:name="T71" style:family="text">
      <style:text-properties officeooo:rsid="008de443"/>
    </style:style>
    <style:style style:name="T72" style:family="text">
      <style:text-properties officeooo:rsid="008df152"/>
    </style:style>
    <style:style style:name="T73" style:family="text">
      <style:text-properties officeooo:rsid="008f40b4"/>
    </style:style>
    <style:style style:name="T74" style:family="text">
      <style:text-properties officeooo:rsid="00932805"/>
    </style:style>
    <style:style style:name="T75" style:family="text">
      <style:text-properties officeooo:rsid="00942569"/>
    </style:style>
    <style:style style:name="T76" style:family="text">
      <style:text-properties officeooo:rsid="00954256"/>
    </style:style>
    <style:style style:name="T77" style:family="text">
      <style:text-properties officeooo:rsid="00959e47"/>
    </style:style>
    <style:style style:name="T78" style:family="text">
      <style:text-properties officeooo:rsid="0096fc79"/>
    </style:style>
    <style:style style:name="T79" style:family="text">
      <style:text-properties officeooo:rsid="0098e43b"/>
    </style:style>
    <style:style style:name="T80" style:family="text">
      <style:text-properties officeooo:rsid="0099c09a"/>
    </style:style>
    <style:style style:name="T81" style:family="text">
      <style:text-properties officeooo:rsid="009ad851"/>
    </style:style>
    <style:style style:name="T82" style:family="text">
      <style:text-properties officeooo:rsid="009ce0db"/>
    </style:style>
    <style:style style:name="T83" style:family="text">
      <style:text-properties officeooo:rsid="009ce657"/>
    </style:style>
    <style:style style:name="T84" style:family="text">
      <style:text-properties officeooo:rsid="009ff557"/>
    </style:style>
    <style:style style:name="T85" style:family="text">
      <style:text-properties officeooo:rsid="00a02d94"/>
    </style:style>
    <style:style style:name="T86" style:family="text">
      <style:text-properties officeooo:rsid="00a0ab82"/>
    </style:style>
    <style:style style:name="T87" style:family="text">
      <style:text-properties officeooo:rsid="00a32abe"/>
    </style:style>
    <style:style style:name="T88" style:family="text">
      <style:text-properties officeooo:rsid="00a3df46"/>
    </style:style>
    <style:style style:name="T89" style:family="text">
      <style:text-properties officeooo:rsid="00a570c5"/>
    </style:style>
    <style:style style:name="T90" style:family="text">
      <style:text-properties officeooo:rsid="00a5c871"/>
    </style:style>
    <style:style style:name="T91" style:family="text">
      <style:text-properties officeooo:rsid="00a6ef50"/>
    </style:style>
    <style:style style:name="T92" style:family="text">
      <style:text-properties officeooo:rsid="00a8b7ee"/>
    </style:style>
    <style:style style:name="T93" style:family="text">
      <style:text-properties officeooo:rsid="00aa58b9"/>
    </style:style>
    <style:style style:name="T94" style:family="text">
      <style:text-properties officeooo:rsid="00abf44c"/>
    </style:style>
    <style:style style:name="T95" style:family="text">
      <style:text-properties officeooo:rsid="00ac30eb"/>
    </style:style>
    <style:style style:name="T96" style:family="text">
      <style:text-properties officeooo:rsid="00ad3829"/>
    </style:style>
    <style:style style:name="T97" style:family="text">
      <style:text-properties officeooo:rsid="00afc9ae"/>
    </style:style>
    <style:style style:name="T98" style:family="text">
      <style:text-properties officeooo:rsid="00b0093d"/>
    </style:style>
    <style:style style:name="T99" style:family="text">
      <style:text-properties officeooo:rsid="00b2f105"/>
    </style:style>
    <style:style style:name="T100" style:family="text">
      <style:text-properties officeooo:rsid="00b624c9"/>
    </style:style>
    <style:style style:name="T101" style:family="text">
      <style:text-properties officeooo:rsid="00b727c3"/>
    </style:style>
    <style:style style:name="T102" style:family="text">
      <style:text-properties officeooo:rsid="00b80339"/>
    </style:style>
    <style:style style:name="T103" style:family="text">
      <style:text-properties officeooo:rsid="00b98fd8"/>
    </style:style>
    <style:style style:name="T104" style:family="text">
      <style:text-properties officeooo:rsid="00bb11cf"/>
    </style:style>
    <style:style style:name="T105" style:family="text">
      <style:text-properties officeooo:rsid="00bbec9a"/>
    </style:style>
    <style:style style:name="T106" style:family="text">
      <style:text-properties officeooo:rsid="00be7a30"/>
    </style:style>
    <style:style style:name="T107" style:family="text">
      <style:text-properties officeooo:rsid="00c1bb91"/>
    </style:style>
    <style:style style:name="T108" style:family="text">
      <style:text-properties officeooo:rsid="00c361b5"/>
    </style:style>
    <style:style style:name="T109" style:family="text">
      <style:text-properties officeooo:rsid="00c389bd"/>
    </style:style>
    <style:style style:name="T110" style:family="text">
      <style:text-properties officeooo:rsid="00c3f129"/>
    </style:style>
    <style:style style:name="T111" style:family="text">
      <style:text-properties officeooo:rsid="00c423ca"/>
    </style:style>
    <style:style style:name="T112" style:family="text">
      <style:text-properties officeooo:rsid="00c5a242"/>
    </style:style>
    <style:style style:name="T113" style:family="text">
      <style:text-properties officeooo:rsid="00c8a265"/>
    </style:style>
    <style:style style:name="T114" style:family="text">
      <style:text-properties officeooo:rsid="00c97260"/>
    </style:style>
    <style:style style:name="T115" style:family="text">
      <style:text-properties officeooo:rsid="00cac274"/>
    </style:style>
    <style:style style:name="T116" style:family="text">
      <style:text-properties officeooo:rsid="00cc87ab"/>
    </style:style>
    <style:style style:name="T117" style:family="text">
      <style:text-properties officeooo:rsid="00cd5732"/>
    </style:style>
    <style:style style:name="T118" style:family="text">
      <style:text-properties officeooo:rsid="00cef7b9"/>
    </style:style>
    <style:style style:name="T119" style:family="text">
      <style:text-properties officeooo:rsid="00d00409"/>
    </style:style>
    <style:style style:name="T120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GAT2</text:span></text:p>
      <text:p text:style-name="Standard"/>
      <text:p text:style-name="Standard">- <text:span text:style-name="T1">EGNN</text:span></text:p>
      <text:p text:style-name="Standard"/>
      <text:p text:style-name="P1">Scannet bas<text:span text:style-name="T2">eline</text:span></text:p>
      <text:p text:style-name="P1">→ <text:span text:style-name="T2">motions + invariance</text:span></text:p>
      <text:p text:style-name="P1">→ <text:span text:style-name="T3">implement loss fonction opti</text:span></text:p>
      <text:p text:style-name="P1">→ <text:span text:style-name="T3">train Scannet </text:span><text:span text:style-name="T4">while generating batch</text:span></text:p>
      <text:p text:style-name="P1">→ <text:span text:style-name="T3">lot loss function but also other validation model curves on multiple sets</text:span></text:p>
      <text:p text:style-name="P1"/>
      <text:p text:style-name="P2">05/06 : </text:p>
      <text:p text:style-name="P2"/>
      <text:p text:style-name="P2">- Meeting on recent news </text:p>
      <text:p text:style-name="P2">- Technical meeting to dispatch info</text:p>
      <text:p text:style-name="P2"/>
      <text:p text:style-name="P3">Task 1 :</text:p>
      <text:p text:style-name="P3"/>
      <text:p text:style-name="P3">- Understand and train ScanNet on simple benchmarks to get familiar with it.</text:p>
      <text:p text:style-name="P3"/>
      <text:p text:style-name="P4">06/06 :</text:p>
      <text:p text:style-name="P4"/>
      <text:p text:style-name="P4">- Installation of Pytorch (Pycharm) </text:p>
      <text:p text:style-name="P4">- <text:span text:style-name="T5">Discovering of neural networks </text:span><text:span text:style-name="T6">(input + output + forward + backward + loss )</text:span></text:p>
      <text:p text:style-name="P4">- <text:span text:style-name="T7">Clone Scannet repository (fork) and understand how train.py works</text:span></text:p>
      <text:p text:style-name="P4"/>
      <text:p text:style-name="P6">07/06 : </text:p>
      <text:p text:style-name="P6">- installation packages for python3.6</text:p>
      <text:p text:style-name="P6">- ajout téléchargement librairie à la main (pour packages h5py and keras)</text:p>
      <text:p text:style-name="P7"><text:span text:style-name="T9">- </text:span><text:span text:style-name="T8">Package tensorflow 1.14.0 : </text:span>Could not find version that satisfies the requirement tensorflow …</text:p>
      <text:p text:style-name="P7">- ftp → https</text:p>
      <text:p text:style-name="P7"/>
      <text:p text:style-name="P5">13/06 :</text:p>
      <text:p text:style-name="P5">- ajout nouvelle couche dans structure (Signnet) pour prendre en compte les mouvements possibles des acides aminés (voire atomes)</text:p>
      <text:p text:style-name="P5">- <text:span text:style-name="T10">Réseau de neurones invariant au signe : MLP + GIN </text:span><text:span text:style-name="T11">(WL test ?)</text:span></text:p>
      <text:p text:style-name="P5">- <text:a xlink:type="simple" xlink:href="https://mlabonne.github.io/blog/posts/2022-04-25-graph_isomorphism_network.html" text:style-name="Internet_20_link" text:visited-style-name="Visited_20_Internet_20_Link">https://mlabonne.github.io/blog/posts/2022-04-25-graph_isomorphism_network.html</text:a></text:p>
      <text:p text:style-name="P5"/>
      <text:p text:style-name="P8">14/06 :</text:p>
      <text:p text:style-name="P8">- implémentation de GIN_DeepSigns (torch → tensorflow)</text:p>
      <text:p text:style-name="P8">- <text:a xlink:type="simple" xlink:href="https://www.tensorflow.org/guide/core/mlp_core" text:style-name="Internet_20_link" text:visited-style-name="Visited_20_Internet_20_Link">https://www.tensorflow.org/guide/core/mlp_core</text:a></text:p>
      <text:p text:style-name="P5">- <text:span text:style-name="T12">Keep GINConv or use GraphConv ?</text:span></text:p>
      <text:p text:style-name="P5">- <text:span text:style-name="T12">What type of graph to test signnet implementation ?</text:span></text:p>
      <text:p text:style-name="P5">- <text:span text:style-name="T12">Next step : </text:span><text:span text:style-name="T13">Neighbour computation</text:span></text:p>
      <text:p text:style-name="P5"/>
      <text:p text:style-name="P9">15/06 :</text:p>
      <text:p text:style-name="P9">- pas de dgl, faire GINConv à la main</text:p>
      <text:p text:style-name="P9">- graphe local : centre + 15 voisins <text:span text:style-name="T14">(cf pas de structure de graphe global)</text:span></text:p>
      <text:p text:style-name="P9">- <text:span text:style-name="T15">(g,x) couple : g → all other nodes (cf dense repr) or neig</text:span><text:span text:style-name="T16">hb</text:span><text:span text:style-name="T15">ours (15)</text:span></text:p>
      <text:p text:style-name="P9">- <text:span text:style-name="T17">Use output of Neighbor computation and get indexes of neighbors of each aa</text:span></text:p>
      <text:p text:style-name="P9"/>
      <text:p text:style-name="P10"/>
      <text:p text:style-name="P10"/>
      <text:p text:style-name="P10"><text:soft-page-break/>19/06 :</text:p>
      <text:p text:style-name="P10">- Implementation de MLP, quelles dimensions utiliser ?(6,6,6) semble correct (cf ° de lib)</text:p>
      <text:p text:style-name="P10">- Verif avec exemples sur pytorch</text:p>
      <text:p text:style-name="P10">- <text:span text:style-name="T18">pk plusieurs couches dans MLP ( cf resultats vraiment diff à chaque nouvelle couche)</text:span></text:p>
      <text:p text:style-name="P10">- <text:span text:style-name="T19">choix du même nombre d’unités par couche (semble marcher)</text:span></text:p>
      <text:p text:style-name="P10">- <text:span text:style-name="T20">Reshaping </text:span><text:span text:style-name="T21">+ k utilité ?</text:span></text:p>
      <text:p text:style-name="P10"/>
      <text:p text:style-name="P11">20/06 :</text:p>
      <text:p text:style-name="P10">- <text:span text:style-name="T21">Essayer en initialisant les poids et biais</text:span></text:p>
      <text:p text:style-name="P10">- <text:span text:style-name="T22">Dima’s Seminar : Rotational op in Fourier Space </text:span><text:span text:style-name="T23">=&gt; rot + trans invariant network</text:span></text:p>
      <text:p text:style-name="P10">- <text:span text:style-name="T24">prendre valeurs tensor Dima et mettre dans torch =&gt; check</text:span></text:p>
      <text:p text:style-name="P10"/>
      <text:p text:style-name="P11">21/06 :</text:p>
      <text:p text:style-name="P11">- Même avec poids et biais identiques, les valeurs obtenues ne sont pas les mêmes, abandon vérif cross-version</text:p>
      <text:p text:style-name="P11">- Question du reshaping : réseau bien invariant au signe qq soit le shape final (pour l’instant je l’enlève)</text:p>
      <text:p text:style-name="P11">- Structure finale : (EV,G) → EV (k eigen vectors)</text:p>
      <text:p text:style-name="P11">- <text:span text:style-name="T25">essais avec des véritables valeurs</text:span></text:p>
      <text:p text:style-name="P11">- <text:span text:style-name="T26">Nouveau problème : le réseau signnet n’est pas équivariant au rotations, donc on doit d’abord aligner tout le monde dans le domaine local (cf les eigen vectors sont définis dans le domaine global)</text:span></text:p>
      <text:p text:style-name="P11">- <text:span text:style-name="T27">Construire les sets K nearest neighbors (cf le graphe en fait) pour tous les amino acids</text:span></text:p>
      <text:p text:style-name="P11"/>
      <text:p text:style-name="P12">22/06 :</text:p>
      <text:p text:style-name="P12">- Multiplier les vecteurs propres (cf graph) par les matrices de rotations pour aligner chaque composante dans un repère local</text:p>
      <text:p text:style-name="P12">- <text:span text:style-name="T28">Ensuite des attributs sont encore ajoutés dans concatenate</text:span></text:p>
      <text:p text:style-name="P12">- <text:span text:style-name="T31">Reu avec Jerome</text:span></text:p>
      <text:p text:style-name="P14">Approche 1 :</text:p>
      <text:p text:style-name="P13">- <text:span text:style-name="T29">Modify scannet.py to consider attributes as a list of attributes </text:span><text:span text:style-name="T30">when dealing with motion</text:span></text:p>
      <text:p text:style-name="P13">- <text:span text:style-name="T31">New input data, put a mask value on them ?</text:span></text:p>
      <text:p text:style-name="P13">- <text:span text:style-name="T32">Nature attribute pour identifier les vecteurs vs scalaires (cf rotation puis signnet)</text:span></text:p>
      <text:p text:style-name="P14">Approche 2 :</text:p>
      <text:p text:style-name="P14">- <text:span text:style-name="T33">1 ) </text:span>Recuperate local coordinates <text:span text:style-name="T34">(done)</text:span></text:p>
      <text:p text:style-name="P14">- <text:span text:style-name="T33">2 ) C</text:span>reate rotation matrices (3*3 using local vectors) <text:span text:style-name="T34">(done)</text:span></text:p>
      <text:p text:style-name="P14">- <text:span text:style-name="T33">3 ) Recuperate indices of closest neighbors from the neighbors computation part </text:span></text:p>
      <text:p text:style-name="P14">- <text:span text:style-name="T33">4 ) Multiply eigenvectors (cf graph) by related rot matrices </text:span><text:span text:style-name="T34">(done)</text:span></text:p>
      <text:p text:style-name="P14">- <text:span text:style-name="T33">5 ) Input the output into Signnet</text:span></text:p>
      <text:p text:style-name="P14">- <text:span text:style-name="T33">6 ) Concatenate the output as extra_attributes (where ???)</text:span></text:p>
      <text:p text:style-name="P14"/>
      <text:p text:style-name="P15">23/06 :</text:p>
      <text:p text:style-name="P15">- Recherche local frames (vecteurs x,y,z) pour chaque matrice</text:p>
      <text:p text:style-name="P15">- Indice associé (sequence indice pour identifier les aa dans la chaine)</text:p>
      <text:p text:style-name="P13"/>
      <text:p text:style-name="P16">26/06 :</text:p>
      <text:p text:style-name="P16">- Recherche indice vecteurs les plus proches mais les aa semblent être comparés à tous les pts et pas entre centre d’aa … (cf atom : 2300,2300 et aa : 256,2300)</text:p>
      <text:p text:style-name="P16">- <text:span text:style-name="T35">fonction get_K_closest dans module Neigh_motion : trouve les K voisins à la main</text:span></text:p>
      <text:p text:style-name="P16">- <text:span text:style-name="T36">tests sur des vecteurs créés à la main </text:span><text:span text:style-name="T37">(test_motion)</text:span></text:p>
      <text:p text:style-name="P16">- <text:span text:style-name="T38">tests avec des vraies données</text:span></text:p>
      <text:p text:style-name="P16">- <text:span text:style-name="T39">redo neighborhood index computation</text:span></text:p>
      <text:p text:style-name="P17"><text:soft-page-break/>27/06 :</text:p>
      <text:p text:style-name="P17">- don’t use eager … not .eval …</text:p>
      <text:p text:style-name="P17">- <text:span text:style-name="T40">recompute the graph creation in tensorflow without e</text:span><text:span text:style-name="T41">val and numpy (cf op much faster with tensors) </text:span><text:span text:style-name="T40">(done)</text:span></text:p>
      <text:p text:style-name="P17">- <text:span text:style-name="T40">recompute alignement </text:span><text:span text:style-name="T42">(done)</text:span></text:p>
      <text:p text:style-name="P17">- <text:span text:style-name="T42">don’t take in consideration batch dimension for now</text:span></text:p>
      <text:p text:style-name="P17">- <text:span text:style-name="T43">handle the batch dimension</text:span></text:p>
      <text:p text:style-name="P17">- <text:span text:style-name="T44">each batch associated to one file ?</text:span></text:p>
      <text:p text:style-name="P17"/>
      <text:p text:style-name="P18">28/06 :</text:p>
      <text:p text:style-name="P18">- Local tests (done) motion + signnet</text:p>
      <text:p text:style-name="P18">- batch dim (cf batch size = 1 …) ?</text:p>
      <text:p text:style-name="P18">- Insert the code in scannet : how to handle file per file ?</text:p>
      <text:p text:style-name="P18"/>
      <text:p text:style-name="P19">29/06 :</text:p>
      <text:p text:style-name="P19">- strating report, intro (first page <text:span text:style-name="T45">+ </text:span>problematic)</text:p>
      <text:p text:style-name="P19"><text:a xlink:type="simple" xlink:href="https://bmcbioinformatics.biomedcentral.com/articles/10.1186/1471-2105-13-158" text:style-name="Internet_20_link" text:visited-style-name="Visited_20_Internet_20_Link">https://bmcbioinformatics.biomedcentral.com/articles/10.1186/1471-2105-13-158</text:a></text:p>
      <text:p text:style-name="P19">- <text:s/><text:span text:style-name="T46">modifier </text:span></text:p>
      <text:p text:style-name="P19">- <text:s/><text:span text:style-name="T46">model keras avec 9 input</text:span></text:p>
      <text:p text:style-name="P19">- <text:s/><text:span text:style-name="T46">modifier wrapper grouped_predi_wrapp → prend pls proteins, concat et renvoit un output : le modèle</text:span></text:p>
      <text:p text:style-name="P19">- <text:span text:style-name="T48">1 </text:span><text:span text:style-name="T46">pipeline → </text:span><text:span text:style-name="T47">api python pour l’éxecutable (input chaine.pdb → <text:s/>output fichier.txt → tesnsor_numpy() ) (cf keras gère ce tenseur).</text:span></text:p>
      <text:p text:style-name="P19">- <text:span text:style-name="T48">2</text:span><text:span text:style-name="T46"> modele keras</text:span></text:p>
      <text:p text:style-name="P19">- <text:span text:style-name="T48">3</text:span><text:span text:style-name="T46"> modifier init_scannet (cf attributs tensors au niveau du with_atom)</text:span></text:p>
      <text:p text:style-name="P19"/>
      <text:p text:style-name="P20">- <text:span text:style-name="T49">conseil vérifier qu’avec de nouveaux paramètres nuls (ne pas faire la dernière concat et laissez l’ancienne ou ajouter les 2 embeddings avec des poids nuls pour les nouvelles valeurs) et vérifier qu’on a toujours le bon résultat.</text:span></text:p>
      <text:p text:style-name="P20"/>
      <text:p text:style-name="P22">=&gt; inférence plus simple !!!</text:p>
      <text:p text:style-name="P21"><text:span text:style-name="T49">→ </text:span><text:span text:style-name="T50">vérifier que le code de Sergei de génération des vecteurs propres fait bien ce qu’on veut !</text:span><text:span text:style-name="T49"> </text:span></text:p>
      <text:p text:style-name="P21"/>
      <text:p text:style-name="P23">30/06 :</text:p>
      <text:p text:style-name="P23">- modif scannet :</text:p>
      <text:p text:style-name="P23"><text:tab/>→ new param (l.<text:span text:style-name="T54">244</text:span>) : m (number of motion vector)</text:p>
      <text:p text:style-name="P23"><text:tab/>→ l.<text:span text:style-name="T54">330</text:span> : new attributes : motion vectors</text:p>
      <text:p text:style-name="P23"><text:tab/>→ <text:span text:style-name="T52">l.</text:span><text:span text:style-name="T54">127</text:span><text:span text:style-name="T52"> : attributes : </text:span><text:span text:style-name="T53">tensor or list of tensors (cf aa)</text:span></text:p>
      <text:p text:style-name="P23"><text:tab/>→ <text:span text:style-name="T55">l.456 : attributes as list because neighborhood computation </text:span><text:span text:style-name="T56">(attention : maybe ch</text:span><text:span text:style-name="T57">e</text:span><text:span text:style-name="T56">ck if tensors have the same size in terms of aa)</text:span></text:p>
      <text:p text:style-name="P23"><text:tab/>→ <text:span text:style-name="T67">l.457 : vectors = True to work with eigenvectors</text:span></text:p>
      <text:p text:style-name="P24"><text:tab/>→ <text:span text:style-name="T70">l.478 : signnet sur le graphe </text:span></text:p>
      <text:p text:style-name="P23"/>
      <text:p text:style-name="P23">- <text:span text:style-name="T58">modif local neighborhoo</text:span><text:span text:style-name="T59">d :</text:span></text:p>
      <text:p text:style-name="P23"><text:tab/>→ <text:span text:style-name="T60">l.232 : second_attributes,attributes_vectors</text:span></text:p>
      <text:p text:style-name="P23"><text:tab/>→ <text:span text:style-name="T61">nattributes will need to be updated</text:span></text:p>
      <text:p text:style-name="P25"><text:span text:style-name="T51"><text:tab/>→ </text:span><text:span text:style-name="T62">l.275 </text:span><text:span text:style-name="T63">neigh_motion_attributes</text:span></text:p>
      <text:p text:style-name="P25"><text:tab/>→ <text:span text:style-name="T63">l.278/279 v &amp; w vectors</text:span></text:p>
      <text:p text:style-name="P25"><text:tab/>→ <text:span text:style-name="T64">l.305 : aligned v</text:span></text:p>
      <text:p text:style-name="P25"><text:tab/>→ <text:span text:style-name="T65">l.316 : aligned vectors </text:span></text:p>
      <text:p text:style-name="P25"><text:tab/>→ <text:span text:style-name="T66">ajout paramètre vectors : True si travail avec vecteurs propres </text:span><text:span text:style-name="T68">+ ajout de condition if vectors dans le code pour gérer le None</text:span></text:p>
      <text:p text:style-name="P25"><text:soft-page-break/><text:tab/>→ <text:span text:style-name="T69">l.395 : if vectors : return out, </text:span><text:span text:style-name="T70">graph_</text:span><text:span text:style-name="T69">vector</text:span><text:span text:style-name="T71">s</text:span></text:p>
      <text:p text:style-name="P25"/>
      <text:p text:style-name="P27">→ <text:span text:style-name="T72">New obj : </text:span></text:p>
      <text:p text:style-name="P28">- Traiter les vecteurs obtenus en sortie (scannet/478) avec Signnet et une dimensuion de batch</text:p>
      <text:p text:style-name="P27">- <text:span text:style-name="T73">Concatener à nouveau les données</text:span></text:p>
      <text:p text:style-name="P27">- <text:span text:style-name="T73">Générer les vecteurs propres.</text:span></text:p>
      <text:p text:style-name="P27"/>
      <text:p text:style-name="P30">03/07 :</text:p>
      <text:p text:style-name="P30">- Siggnet avec dimension batch <text:span text:style-name="T74">(done après quelques modifs : </text:span><text:span text:style-name="T75">reduce_sum</text:span><text:span text:style-name="T74">)</text:span></text:p>
      <text:p text:style-name="P30">- <text:span text:style-name="T75">récupération vecteurs propres associés aux bonnes chaines </text:span><text:span text:style-name="T76">(cf génération) :</text:span></text:p>
      <text:p text:style-name="P30"><text:tab/>- <text:span text:style-name="T77">no correlated movement between chains (cf we select only the useful ones)</text:span></text:p>
      <text:p text:style-name="P30">- <text:span text:style-name="T78">process example :</text:span></text:p>
      <text:p text:style-name="P30"><text:tab/>→ <text:span text:style-name="T79">l.766 : file (pdb file où prendre les EV)</text:span></text:p>
      <text:p text:style-name="P30"><text:tab/>→ <text:span text:style-name="T80">utiliser aa_indices</text:span></text:p>
      <text:p text:style-name="P30"/>
      <text:p text:style-name="P31">04/07 :</text:p>
      <text:p text:style-name="P31">- modif process_example :</text:p>
      <text:p text:style-name="P31"><text:tab/>→ l.830 : aa_motion_vectors = …</text:p>
      <text:p text:style-name="P31"><text:tab/>→ l.852 : padded or remove_nan</text:p>
      <text:p text:style-name="P31"><text:tab/>→ <text:span text:style-name="T81">l.890 : inputs += […,aa_motion_vectors,…]</text:span></text:p>
      <text:p text:style-name="P31">- <text:span text:style-name="T82">How to treat motion_vectors apart (cf selection of attributes and they are not attributes, they are extra_attributes)</text:span></text:p>
      <text:p text:style-name="P31">- <text:span text:style-name="T83">Generation of motion vectors : write a pdb file</text:span></text:p>
      <text:p text:style-name="P31">- <text:span text:style-name="T84">select chains from the bioent file (PDB/blabla.bioent)</text:span></text:p>
      <text:p text:style-name="P31">- <text:span text:style-name="T84">write a new pdb file</text:span></text:p>
      <text:p text:style-name="P31">- <text:span text:style-name="T85">PDB.processing changes :</text:span></text:p>
      <text:p text:style-name="P31"><text:tab/>→ <text:span text:style-name="T85">New function (2 actually) at the end that computes reduced files with 2 diff strat (copy and elimination vs scratch)</text:span></text:p>
      <text:p text:style-name="P31">- <text:span text:style-name="T86">pb : too many models with the first one and name conflicts with the second one</text:span></text:p>
      <text:p text:style-name="P31"/>
      <text:p text:style-name="P32">05/07 :</text:p>
      <text:p text:style-name="P32">PDB creation :</text:p>
      <text:p text:style-name="P32"><text:tab/>→ skip HETA<text:span text:style-name="T96">TM</text:span></text:p>
      <text:p text:style-name="P32"><text:tab/>→ merge in one model</text:p>
      <text:p text:style-name="P32">- <text:span text:style-name="T87">first strat : rename chains directly, not possible because tuple …</text:span></text:p>
      <text:p text:style-name="P32">- <text:span text:style-name="T87">second strat : use first implementation and delete extra info (HETA</text:span><text:span text:style-name="T89">TM</text:span><text:span text:style-name="T87"> + MODEL &gt; </text:span><text:span text:style-name="T88">1</text:span><text:span text:style-name="T87">)</text:span></text:p>
      <text:p text:style-name="P32"/>
      <text:p text:style-name="P33">PDB processing modif :</text:p>
      <text:p text:style-name="P33">- supress_H : supress HETATM group from the pdb file (cf future TER musn’t be related to HETATM)</text:p>
      <text:p text:style-name="P34"><text:tab/>→ <text:span text:style-name="T90">write_selected_chains : create an inter file with selected chains from an original input</text:span></text:p>
      <text:p text:style-name="P34"><text:tab/>→ <text:span text:style-name="T90">reduced_model : concatenate chains from the previous output to a single model pdb file</text:span></text:p>
      <text:p text:style-name="P34"><text:tab/>→ <text:span text:style-name="T91">create reduce_pdb : monitor all operation with 4 path to files and chain_objs (chains to select)</text:span></text:p>
      <text:p text:style-name="P34"><text:tab/>→ <text:span text:style-name="T97">NOLB_to_motion_vectors : generate list of </text:span><text:span text:style-name="T98">aa motion vectors</text:span> </text:p>
      <text:p text:style-name="P34"/>
      <text:p text:style-name="P34">- <text:span text:style-name="T92">modif predict bindingsites:</text:span></text:p>
      <text:p text:style-name="P34"><text:tab/>→ <text:span text:style-name="T92">generation of the reduced_pdb_file </text:span><text:span text:style-name="T93">then motion_vectors (name pdb_reduced_</text:span><text:span text:style-name="T95">rt</text:span><text:span text:style-name="T93">b.txt) using chain_objs</text:span></text:p>
      <text:p text:style-name="P34"><text:tab/>→ <text:span text:style-name="T94">l.506/507 : chain_objs + creation of motion vectors</text:span></text:p>
      <text:p text:style-name="P34"/>
      <text:p text:style-name="P34"/>
      <text:p text:style-name="P35"><text:soft-page-break/>06/07 :</text:p>
      <text:p text:style-name="P35">- Trying to compile everytginh together</text:p>
      <text:p text:style-name="P35">- need to update paths <text:span text:style-name="T99">(cf working directory …)</text:span></text:p>
      <text:p text:style-name="P35"/>
      <text:p text:style-name="P36">wrapper modif :</text:p>
      <text:p text:style-name="P36"><text:tab/>→ l.318 : int(…) <text:span text:style-name="T108">(canceled)</text:span></text:p>
      <text:p text:style-name="P36"><text:tab/>→ l.215 : new_input_type : vectors</text:p>
      <text:p text:style-name="P36"><text:tab/>→ <text:span text:style-name="T100">l.</text:span><text:span text:style-name="T102">298 </text:span><text:span text:style-name="T100">: new vector_types : (cf </text:span><text:span text:style-name="T101">inputs list </text:span><text:span text:style-name="T100">8 → 9) </text:span><text:span text:style-name="T109">(considered as attributes)</text:span></text:p>
      <text:p text:style-name="P36"><text:tab/>→ <text:span text:style-name="T103">l.80 : Lmaxs / training adapted to vectors </text:span><text:span text:style-name="T104">version </text:span><text:span text:style-name="T110">(canceled)</text:span></text:p>
      <text:p text:style-name="P36"><text:tab/>→ <text:span text:style-name="T105">new param : with_vectors </text:span><text:span text:style-name="T106">(model considering vectors)</text:span></text:p>
      <text:p text:style-name="P36"/>
      <text:p text:style-name="P37">modif predict bindingsites : </text:p>
      <text:p text:style-name="P37"><text:tab/>→ new parameters : with_vectors</text:p>
      <text:p text:style-name="P37"><text:tab/>→ <text:span text:style-name="T111">l.533 : new_model</text:span></text:p>
      <text:p text:style-name="P37"/>
      <text:p text:style-name="P38">modif scannet : </text:p>
      <text:p text:style-name="P38"><text:tab/>→ Scannet : new parameter (with_motion_vectors) <text:span text:style-name="T107">+ conditions</text:span></text:p>
      <text:p text:style-name="P39"><text:tab/>→ Initialize_scannet :</text:p>
      <text:p text:style-name="P39"><text:tab/><text:tab/>→ input_type et Lmaxs l.660</text:p>
      <text:p text:style-name="P39"><text:tab/><text:tab/>→ <text:span text:style-name="T112">l.700 : gaussian kernels : version vectors and without vectors</text:span></text:p>
      <text:p text:style-name="P39"/>
      <text:p text:style-name="P40">10/09:</text:p>
      <text:p text:style-name="P40">- changement méthode rotation vecteurs et construction graphe :</text:p>
      <text:p text:style-name="P40">(but gérer la dimension inconnue) </text:p>
      <text:p text:style-name="P40">Idée : partant d’un vecteur t [3,1] et une matrice M [3,3], tf.reduce_sum(t*M,axis=-2) calcule t*M <text:span text:style-name="T113">(cf produit terme à terme puis somme des lignes obtenues)</text:span>.</text:p>
      <text:p text:style-name="P40">Ainsi Graphe = v+w où v est obtenu en multipliant un [B,L,K,m,3,1] par un [B,L,1,3,3] (cf K inconnu) puis reduce sum (axis=-2) (idem w).</text:p>
      <text:p text:style-name="P40"/>
      <text:p text:style-name="P40">- <text:span text:style-name="T115">Comment</text:span> <text:span text:style-name="T115">f</text:span><text:span text:style-name="T114">aire passer les vecteurs dans signnet …</text:span></text:p>
      <text:p text:style-name="P40"/>
      <text:p text:style-name="P40">- <text:span text:style-name="T116">attribute_motion embedding : </text:span><text:span text:style-name="T117">scannet modif :</text:span></text:p>
      <text:p text:style-name="P40"><text:tab/>→ <text:span text:style-name="T117">l.520 : embedded_att_motion</text:span></text:p>
      <text:p text:style-name="P41"><text:tab/>→ <text:span text:style-name="T117">l.545 : concat </text:span><text:span text:style-name="T118">avec embedded filter</text:span></text:p>
      <text:p text:style-name="P41"/>
      <text:p text:style-name="P41"><text:span text:style-name="T117">→ </text:span><text:span text:style-name="T119">probleme lors de l’application du modèle (AttributeError: 'NoneType' object has no attribute '_inbound_nodes')</text:span><text:span text:style-name="T117"> </text:span></text:p>
      <text:p text:style-name="P34"/>
      <text:p text:style-name="P33"/>
      <text:p text:style-name="P31"/>
      <text:p text:style-name="P29"/>
      <text:p text:style-name="P23"/>
      <text:p text:style-name="P26"/>
      <text:p text:style-name="P26"/>
      <text:p text:style-name="P23"/>
      <text:p text:style-name="P23"><text:tab/></text:p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4:31:37.841427022</meta:creation-date>
    <dc:date>2023-07-10T17:46:01.493429557</dc:date>
    <meta:editing-duration>P2DT2H16M4S</meta:editing-duration>
    <meta:editing-cycles>153</meta:editing-cycles>
    <meta:generator>LibreOffice/7.3.7.2$Linux_X86_64 LibreOffice_project/30$Build-2</meta:generator>
    <meta:document-statistic meta:table-count="0" meta:image-count="0" meta:object-count="0" meta:page-count="5" meta:paragraph-count="183" meta:word-count="1596" meta:character-count="9278" meta:non-whitespace-character-count="7800"/>
  </office:meta>
</office:document-meta>
</file>